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Hola que t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4-03-19T14:33:00Z</meta:creation-date>
    <dc:date>2024-03-19T14:34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12" meta:row-count="1" meta:non-whitespace-character-count="12"/>
  </office:meta>
</office:document-meta>
</file>